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Arial Unicode M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rsid="0016520d" officeooo:paragraph-rsid="0016520d"/>
    </style:style>
    <style:style style:name="P2" style:family="paragraph" style:parent-style-name="Standard">
      <style:text-properties fo:language="de" fo:country="DE" officeooo:rsid="0016b8a5" officeooo:paragraph-rsid="0016b8a5"/>
    </style:style>
    <style:style style:name="P3" style:family="paragraph" style:parent-style-name="Standard">
      <style:text-properties fo:language="de" fo:country="DE" officeooo:rsid="0016cf45" officeooo:paragraph-rsid="0016cf45"/>
    </style:style>
    <style:style style:name="P4" style:family="paragraph" style:parent-style-name="Standard">
      <style:text-properties fo:language="de" fo:country="DE" fo:font-weight="bold" officeooo:rsid="0016b8a5" officeooo:paragraph-rsid="0016b8a5" style:font-weight-asian="bold" style:font-weight-complex="bold"/>
    </style:style>
    <style:style style:name="P5" style:family="paragraph" style:parent-style-name="Standard">
      <style:text-properties fo:language="de" fo:country="DE" fo:font-weight="bold" officeooo:rsid="0016cf45" officeooo:paragraph-rsid="0016cf45" style:font-weight-asian="bold" style:font-weight-complex="bold"/>
    </style:style>
    <style:style style:name="P6" style:family="paragraph" style:parent-style-name="Standard">
      <style:paragraph-properties fo:text-align="center" style:justify-single-word="false"/>
      <style:text-properties fo:font-size="14pt" fo:language="de" fo:country="DE" style:text-underline-style="solid" style:text-underline-width="auto" style:text-underline-color="font-color" fo:font-weight="bold" officeooo:rsid="0016f152" officeooo:paragraph-rsid="0016f152" style:font-size-asian="14pt" style:font-weight-asian="bold" style:font-size-complex="14pt" style:font-weight-complex="bold"/>
    </style:style>
    <style:style style:name="P7" style:family="paragraph" style:parent-style-name="Header">
      <style:text-properties officeooo:rsid="001c41e8" officeooo:paragraph-rsid="001c41e8"/>
    </style:style>
    <style:style style:name="P8" style:family="paragraph" style:parent-style-name="Standard">
      <style:text-properties fo:language="de" fo:country="DE" officeooo:rsid="0016b8a5" officeooo:paragraph-rsid="0016b8a5"/>
    </style:style>
    <style:style style:name="P9" style:family="paragraph" style:parent-style-name="Standard">
      <style:text-properties fo:language="de" fo:country="DE" officeooo:rsid="001baf71" officeooo:paragraph-rsid="001baf71"/>
    </style:style>
    <style:style style:name="P10" style:family="paragraph" style:parent-style-name="Standard">
      <style:text-properties fo:language="de" fo:country="DE" officeooo:rsid="0016cf45" officeooo:paragraph-rsid="0016cf45"/>
    </style:style>
    <style:style style:name="P11" style:family="paragraph" style:parent-style-name="Standard">
      <style:text-properties fo:language="de" fo:country="DE" fo:font-weight="bold" officeooo:rsid="001baf71" officeooo:paragraph-rsid="001baf71" style:font-weight-asian="bold" style:font-weight-complex="bold"/>
    </style:style>
    <style:style style:name="T1" style:family="text">
      <style:text-properties officeooo:rsid="001baf7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agMa - Pflichtenheft</text:p>
      <text:p text:style-name="P2"/>
      <text:p text:style-name="P4">1. Zielbestimmung</text:p>
      <text:p text:style-name="P1"/>
      <text:p text:style-name="P4">1.1 Musskriterien</text:p>
      <text:p text:style-name="P2"/>
      <text:p text:style-name="P9">Die Software soll den Austausch von Textnachrichten zwischen Individuen oder in Gruppen ermöglichen. Die Identifikation der Benutzer erfolgt über selbstgewählte Benutzernamen. Vor der Benutzung der Hauptfunktionalität muss sich ein Benutzer mit seinem Benutzernamen und Passwort identifizieren.</text:p>
      <text:p text:style-name="P1"/>
      <text:p text:style-name="P4">1.2 Wunschkriterien</text:p>
      <text:p text:style-name="P2"/>
      <text:p text:style-name="P2">Die Texteingabe und -darstellung kann so erweitert werden, dass einfache Formatierungen wie z. B. fetter oder kursiver Text und andere Textfarben möglich sind.</text:p>
      <text:p text:style-name="P2">Das Versenden von Bildern und Dateien kann ermöglicht werden.</text:p>
      <text:p text:style-name="P2"/>
      <text:p text:style-name="P4">1.3 Abgrenzungskriterien</text:p>
      <text:p text:style-name="P2"/>
      <text:p text:style-name="P2">Der Chatverlauf soll nicht gespeichert werden.</text:p>
      <text:p text:style-name="P2">Es soll nur ein Server verwendet werden. D. h. alle Benutzer, die miteinander kommunizieren wollen, müssen mit dem gleichen Server verbunden sein.</text:p>
      <text:p text:style-name="P2">Eine Peer-to-Peer Kommunikation der Clients ist ebenfalls nicht vorgesehen.</text:p>
      <text:p text:style-name="P2"/>
      <text:p text:style-name="P5">2. Produktumgebung</text:p>
      <text:p text:style-name="P3"/>
      <text:p text:style-name="P3">Die Software wird in der Programmiersprache Java geschrieben.</text:p>
      <text:p text:style-name="P3"/>
      <text:p text:style-name="P3">Der Client benötigt ein Java Runtime Environment (JRE) in der Version 8 oder neuer.</text:p>
      <text:p text:style-name="P3"/>
      <text:p text:style-name="P3">Der Server benötigt ebenfalls eine JRE in der Version 8 oder neuer sowie Zugriff auf eine MySQL bzw. Microsoft SQL Server Datenbank.</text:p>
      <text:p text:style-name="P3"/>
      <text:p text:style-name="P11">3. Produktfunktionen</text:p>
      <text:p text:style-name="P9"/>
      <text:p text:style-name="P9">Man kann die IP-Adresse eines Servers angeben und sich mit Benutzername und Passwort anmelden.</text:p>
      <text:p text:style-name="P9">Anschließend sieht man eine Liste mit vorhanden Gruppen und angemeldeten Benutzern. Wird eine Gruppe oder ein Benutzer ausgewählt, öffnet sich ein Chatfenster. Chatfenster von Gruppen zeigen alle Teilnehmer der Gruppe an.</text:p>
      <text:p text:style-name="P3"/>
      <text:p text:style-name="P5"><text:span text:style-name="T1">4</text:span>. Entwicklungsumgebung</text:p>
      <text:p text:style-name="P3"/>
      <text:p text:style-name="P3">Zur Entwicklung der Software wird Eclipse als Integrated Development Environment (IDE), JUnit als Testframework, EclEmma als Code Coverage Tool und Git &amp; GitHub zur Versionsverwaltung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2" svg:font-family="'Wingdings 2'" style:font-charset="x-symbol"/>
    <style:font-face style:name="OpenSymbol" svg:font-family="OpenSymbol, 'Arial Unicode M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text:style-name="Character_20_style" style:num-prefix=" " style:num-suffix="." style:num-format="1">
        <style:list-level-properties text:list-level-position-and-space-mode="label-alignment">
          <style:list-level-label-alignment text:label-followed-by="listtab" text:list-tab-stop-position="1.27cm" fo:text-indent="-0.771cm" fo:margin-left="1.27cm"/>
        </style:list-level-properties>
      </text:list-level-style-number>
      <text:list-level-style-number text:level="2" text:style-name="Character_20_style" style:num-prefix=" " style:num-suffix="." style:num-format="1" text:display-levels="2">
        <style:list-level-properties text:list-level-position-and-space-mode="label-alignment">
          <style:list-level-label-alignment text:label-followed-by="listtab" text:list-tab-stop-position="1.499cm" fo:text-indent="-1cm" fo:margin-left="1.499cm"/>
        </style:list-level-properties>
      </text:list-level-style-number>
      <text:list-level-style-number text:level="3" text:style-name="Character_20_style"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Character_20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Character_20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Character_20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Character_20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Character_20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Character_20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41e8" officeooo:paragraph-rsid="001c41e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Kevin Kahlsdorf, Steven Pohl, Tobias Stensbec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7:51:02.280000000</meta:creation-date>
    <dc:date>2015-11-26T10:21:26.817000000</dc:date>
    <meta:editing-duration>PT2H48M43S</meta:editing-duration>
    <meta:editing-cycles>7</meta:editing-cycles>
    <meta:generator>LibreOffice/4.3.7.2$Windows_x86 LibreOffice_project/8a35821d8636a03b8bf4e15b48f59794652c68ba</meta:generator>
    <meta:document-statistic meta:table-count="0" meta:image-count="0" meta:object-count="0" meta:page-count="1" meta:paragraph-count="21" meta:word-count="243" meta:character-count="1771" meta:non-whitespace-character-count="1549"/>
  </office:meta>
</office:document-meta>
</file>